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9879b"/>
    </style:style>
    <style:style style:name="P2" style:family="paragraph" style:parent-style-name="Standard">
      <style:text-properties fo:font-weight="bold" officeooo:paragraph-rsid="0019879b" style:font-weight-asian="bold" style:font-weight-complex="bold"/>
    </style:style>
    <style:style style:name="T1" style:family="text">
      <style:text-properties officeooo:rsid="0019879b"/>
    </style:style>
    <style:style style:name="T2" style:family="text">
      <style:text-properties fo:font-weight="bold" style:font-weight-asian="bold" style:font-weight-complex="bold"/>
    </style:style>
    <style:style style:name="T3" style:family="text">
      <style:text-properties fo:font-weight="bold" officeooo:rsid="0019879b"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text:span text:style-name="T1">e </text:span>initial interface contains ten components. </text:p>
      <text:p text:style-name="Standard"/>
      <text:p text:style-name="P2">1<text:span text:style-name="T1">) </text:span>Menu Bar<text:tab/></text:p>
      <text:p text:style-name="P1"><text:tab/>This bar provides the File, Edit, Options, View, Tools, Extensions, and Help menus. You will find basic commands such as Open, Save, Save as Pkz, Print, and Settings and Preferences in these menus. You will also be able to access the Activity Wizard from the Extensions menu.</text:p>
      <text:p text:style-name="P1"/>
      <text:p text:style-name="P2">2<text:span text:style-name="T1">) </text:span>Main Tool Bar</text:p>
      <text:p text:style-name="P1"><text:tab/>This bar provides shortcut icons to the File and Edit menu commands. This bar also provides buttons for Copy, Paste, Undo, Redo, Zoom, the Drawing Palette, and the Custom Devices Dialog. On the right, you will also find the Network Information button, which you can use to enter a description for the current network (or any text you wish to include).</text:p>
      <text:p text:style-name="P1"/>
      <text:p text:style-name="P1"><text:span text:style-name="T2">3</text:span><text:span text:style-name="T3">) </text:span><text:span text:style-name="T2">Common Tools Bar</text:span><text:tab/></text:p>
      <text:p text:style-name="P1"><text:tab/>This bar provides access to these commonly used workspace tools: Select, Move Layout, Place Note, Delete, Inspect, Resize Shape, Add Simple PDU, and Add Complex PDU. See "Workspace Basics" for more information.</text:p>
      <text:p text:style-name="P1"/>
      <text:p text:style-name="P2">4<text:span text:style-name="T1">) </text:span>Logical/Physical Workspace and Navigation Bar<text:tab/></text:p>
      <text:p text:style-name="P1"><text:tab/>You can toggle between the Physical Workspace and the Logical Workspace with the tabs on this bar. In Logical Workspace, this bar also allows you to go back to a previous level in a cluster, create a New Cluster, Move Object, Set Tiled Background, and Viewport. In Physical Workspace, this bar allows you to navigate through physical locations, create a New City, create a New Building, create a New Closet, Move Object, apply a Grid to the background, Set Background, and go to the Working Closet.</text:p>
      <text:p text:style-name="P1"/>
      <text:p text:style-name="P2">5<text:span text:style-name="T1">) </text:span>Workspace<text:tab/></text:p>
      <text:p text:style-name="P1"><text:tab/>This area is where you will create your network, watch simulations, and view many kinds of information and statistics.</text:p>
      <text:p text:style-name="P1"/>
      <text:p text:style-name="P2">6<text:span text:style-name="T1">) </text:span>Realtime/Simulation Bar<text:tab/></text:p>
      <text:p text:style-name="P1"><text:tab/>You can toggle between Realtime Mode and Simulation Mode with the tabs on this bar. This bar also provides buttons to Power Cycle Devices and Fast Forward Time as well as the Play Control buttons and the Event List toggle button in Simulation Mode. Also, it contains a clock that displays the relative Time in Realtime Mode and Simulation Mode.</text:p>
      <text:p text:style-name="P1"/>
      <text:p text:style-name="P2">7<text:span text:style-name="T1">) </text:span>Network Component Box<text:tab/></text:p>
      <text:p text:style-name="P1"><text:tab/>This box is where you choose devices and connections to put into the workspace. It contains the Device-Type Selection Box and the Device-Specific Selection Box. There's a searchable field that allows you to enter a device name to look for that specific device quickly. Device name shows when you mouse over the device icon in the Device-Specific Box.</text:p>
      <text:p text:style-name="P1"/>
      <text:p text:style-name="P1"><text:span text:style-name="T2">8</text:span><text:span text:style-name="T3">) </text:span><text:span text:style-name="T2">Device-Type Selection Box</text:span><text:tab/></text:p>
      <text:p text:style-name="P1"><text:tab/>This box contains the type of devices and connections available in Packet Tracer. The Device-Specific Selection Box will change depending on which type of device you choose.</text:p>
      <text:p text:style-name="P1"/>
      <text:p text:style-name="P1"><text:span text:style-name="T2">9</text:span><text:span text:style-name="T3">) </text:span><text:span text:style-name="T2">Device-Specific Selection Box</text:span><text:tab/></text:p>
      <text:p text:style-name="P1"><text:tab/>This box is where you choose specifically which devices you want to put in your network and which connections to make. In this box, you'll find devices that may have already been obsolete. You have an option to hide legacy equipment in the Preferences window under Options.</text:p>
      <text:p text:style-name="P1"/>
      <text:p text:style-name="P1"/>
      <text:p text:style-name="P2"><text:soft-page-break/>10<text:span text:style-name="T1">) </text:span>User Created Packet Window</text:p>
      <text:p text:style-name="P1"><text:tab/>This window manages the packets you put in the network during simulation scenarios. See the "Simulation Mode" section for more detail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2T17:13:28.917000000</meta:creation-date>
    <dc:date>2020-09-12T17:18:52.614000000</dc:date>
    <meta:editing-duration>PT5M24S</meta:editing-duration>
    <meta:editing-cycles>1</meta:editing-cycles>
    <meta:document-statistic meta:table-count="0" meta:image-count="0" meta:object-count="0" meta:page-count="2" meta:paragraph-count="21" meta:word-count="503" meta:character-count="3038" meta:non-whitespace-character-count="2537"/>
    <meta:generator>LibreOffice/6.4.1.2$Windows_X86_64 LibreOffice_project/4d224e95b98b138af42a64d84056446d09082932</meta:generator>
  </office:meta>
</office:document-meta>
</file>